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/>
          <table:table-cell table:style-name="pd1" office:value-type="string" office:value="t_days">
            <text:p>t_days</text:p>
          </table:table-cell>
          <table:table-cell table:style-name="pd1" office:value-type="string" office:value="filter">
            <text:p>filter</text:p>
          </table:table-cell>
          <table:table-cell table:style-name="pd1" office:value-type="string" office:value="AB_mag">
            <text:p>AB_mag</text:p>
          </table:table-cell>
          <table:table-cell table:style-name="pd1" office:value-type="string" office:value="AB_mag_err">
            <text:p>AB_mag_err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0.20433597178569418">
            <text:p>0.20433597178569418</text:p>
          </table:table-cell>
          <table:table-cell office:value-type="string" office:value="r">
            <text:p>r</text:p>
          </table:table-cell>
          <table:table-cell office:value-type="float" office:value="22.163484049404282">
            <text:p>22.163484049404282</text:p>
          </table:table-cell>
          <table:table-cell office:value-type="float" office:value="0.051272267203957264">
            <text:p>0.051272267203957264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0.5298316906283709">
            <text:p>0.5298316906283709</text:p>
          </table:table-cell>
          <table:table-cell office:value-type="string" office:value="r">
            <text:p>r</text:p>
          </table:table-cell>
          <table:table-cell office:value-type="float" office:value="21.61647615895669">
            <text:p>21.61647615895669</text:p>
          </table:table-cell>
          <table:table-cell office:value-type="float" office:value="0.2732406644842597">
            <text:p>0.2732406644842597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0.6723357536499337">
            <text:p>0.6723357536499337</text:p>
          </table:table-cell>
          <table:table-cell office:value-type="string" office:value="r">
            <text:p>r</text:p>
          </table:table-cell>
          <table:table-cell office:value-type="float" office:value="21.568911102021335">
            <text:p>21.568911102021335</text:p>
          </table:table-cell>
          <table:table-cell office:value-type="float" office:value="0.08837220725546556">
            <text:p>0.08837220725546556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0.8531678524172808">
            <text:p>0.8531678524172808</text:p>
          </table:table-cell>
          <table:table-cell office:value-type="string" office:value="r">
            <text:p>r</text:p>
          </table:table-cell>
          <table:table-cell office:value-type="float" office:value="21.565960255155332">
            <text:p>21.565960255155332</text:p>
          </table:table-cell>
          <table:table-cell office:value-type="float" office:value="0.11593985971720279">
            <text:p>0.11593985971720279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2.2122162910704493">
            <text:p>2.2122162910704493</text:p>
          </table:table-cell>
          <table:table-cell office:value-type="string" office:value="r">
            <text:p>r</text:p>
          </table:table-cell>
          <table:table-cell office:value-type="float" office:value="22.22804560939281">
            <text:p>22.22804560939281</text:p>
          </table:table-cell>
          <table:table-cell office:value-type="float" office:value="0.06641501875163637">
            <text:p>0.06641501875163637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float" office:value="3.562247890262442">
            <text:p>3.562247890262442</text:p>
          </table:table-cell>
          <table:table-cell office:value-type="string" office:value="r">
            <text:p>r</text:p>
          </table:table-cell>
          <table:table-cell office:value-type="float" office:value="23.179597509616563">
            <text:p>23.179597509616563</text:p>
          </table:table-cell>
          <table:table-cell office:value-type="float" office:value="0.06022487132092856">
            <text:p>0.06022487132092856</text:p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float" office:value="4.520353656360243">
            <text:p>4.520353656360243</text:p>
          </table:table-cell>
          <table:table-cell office:value-type="string" office:value="r">
            <text:p>r</text:p>
          </table:table-cell>
          <table:table-cell office:value-type="float" office:value="23.578857139727397">
            <text:p>23.578857139727397</text:p>
          </table:table-cell>
          <table:table-cell office:value-type="float" office:value="0.10524982165991946">
            <text:p>0.10524982165991946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float" office:value="5.736152510448679">
            <text:p>5.736152510448679</text:p>
          </table:table-cell>
          <table:table-cell office:value-type="string" office:value="r">
            <text:p>r</text:p>
          </table:table-cell>
          <table:table-cell office:value-type="float" office:value="23.7738145999026">
            <text:p>23.7738145999026</text:p>
          </table:table-cell>
          <table:table-cell office:value-type="float" office:value="0.2753584957804133">
            <text:p>0.2753584957804133</text:p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float" office:value="7.27895384398315">
            <text:p>7.27895384398315</text:p>
          </table:table-cell>
          <table:table-cell office:value-type="string" office:value="r">
            <text:p>r</text:p>
          </table:table-cell>
          <table:table-cell office:value-type="float" office:value="23.97028809701503">
            <text:p>23.97028809701503</text:p>
          </table:table-cell>
          <table:table-cell office:value-type="float" office:value="0.29078882449773713">
            <text:p>0.29078882449773713</text:p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float" office:value="9.23670857187386">
            <text:p>9.23670857187386</text:p>
          </table:table-cell>
          <table:table-cell office:value-type="string" office:value="r">
            <text:p>r</text:p>
          </table:table-cell>
          <table:table-cell office:value-type="float" office:value="24.272706495462366">
            <text:p>24.272706495462366</text:p>
          </table:table-cell>
          <table:table-cell office:value-type="float" office:value="0.2732291254393015">
            <text:p>0.2732291254393015</text:p>
          </table:table-cell>
        </table:table-row>
        <table:table-row>
          <table:table-cell table:style-name="pd1" office:value-type="float" office:value="10">
            <text:p>10</text:p>
          </table:table-cell>
          <table:table-cell office:value-type="float" office:value="14.873521072935118">
            <text:p>14.873521072935118</text:p>
          </table:table-cell>
          <table:table-cell office:value-type="string" office:value="r">
            <text:p>r</text:p>
          </table:table-cell>
          <table:table-cell office:value-type="float" office:value="25.322162901269426">
            <text:p>25.322162901269426</text:p>
          </table:table-cell>
          <table:table-cell office:value-type="float" office:value="0.07257056972086275">
            <text:p>0.07257056972086275</text:p>
          </table:table-cell>
        </table:table-row>
        <table:table-row>
          <table:table-cell table:style-name="pd1" office:value-type="float" office:value="11">
            <text:p>11</text:p>
          </table:table-cell>
          <table:table-cell office:value-type="float" office:value="18.873918221350976">
            <text:p>18.873918221350976</text:p>
          </table:table-cell>
          <table:table-cell office:value-type="string" office:value="r">
            <text:p>r</text:p>
          </table:table-cell>
          <table:table-cell office:value-type="float" office:value="26.23972246167134">
            <text:p>26.23972246167134</text:p>
          </table:table-cell>
          <table:table-cell office:value-type="float" office:value="0.20275751489066074">
            <text:p>0.2027575148906607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